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6cm"/>
    </style:style>
    <style:style style:name="co3" style:family="table-column">
      <style:table-column-properties fo:break-before="auto" style:column-width="0.404cm"/>
    </style:style>
    <style:style style:name="co4" style:family="table-column">
      <style:table-column-properties fo:break-before="auto" style:column-width="0.58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4"/>
        </table:table-row>
        <table:table-row table:style-name="ro2">
          <table:table-cell/>
          <table:table-cell office:value-type="string">
            <text:p>Dest. H2O, rot</text:p>
          </table:table-cell>
          <table:table-cell/>
          <table:table-cell office:value-type="string">
            <text:p>Dest. H2O, grün</text:p>
          </table:table-cell>
          <table:table-cell/>
          <table:table-cell office:value-type="string">
            <text:p>NaCl H2O, rot</text:p>
          </table:table-cell>
          <table:table-cell/>
          <table:table-cell office:value-type="string">
            <text:p>NaCl H2O, grün</text:p>
          </table:table-cell>
          <table:table-cell table:number-columns-repeated="2"/>
          <table:table-cell office:value-type="string">
            <text:p>schallgeschw</text:p>
          </table:table-cell>
          <table:table-cell table:number-columns-repeated="6"/>
          <table:table-cell office:value-type="string">
            <text:p>Fehler schallgeschw</text:p>
          </table:table-cell>
          <table:table-cell table:number-columns-repeated="6"/>
        </table:table-row>
        <table:table-row table:style-name="ro2">
          <table:table-cell office:value-type="string">
            <text:p>Frequenz Ultraschall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/>
          <table:table-cell office:value-type="string">
            <text:p>dest, rot</text:p>
          </table:table-cell>
          <table:table-cell office:value-type="string">
            <text:p>dest, gruen</text:p>
          </table:table-cell>
          <table:table-cell office:value-type="string">
            <text:p>nacl, rot</text:p>
          </table:table-cell>
          <table:table-cell office:value-type="string">
            <text:p>nacl, gruen</text:p>
          </table:table-cell>
          <table:table-cell office:value-type="string">
            <text:p>dest, ges</text:p>
          </table:table-cell>
          <table:table-cell office:value-type="string">
            <text:p>nacl, ges</text:p>
          </table:table-cell>
          <table:table-cell/>
          <table:table-cell office:value-type="string">
            <text:p>dest, rot</text:p>
          </table:table-cell>
          <table:table-cell/>
          <table:table-cell office:value-type="string">
            <text:p>dest, gruen</text:p>
          </table:table-cell>
          <table:table-cell/>
          <table:table-cell office:value-type="string">
            <text:p>nacl, rot</text:p>
          </table:table-cell>
          <table:table-cell/>
          <table:table-cell office:value-type="string">
            <text:p>nacl, gruen</text:p>
          </table:table-cell>
        </table:table-row>
        <table:table-row table:style-name="ro2">
          <table:table-cell office:value-type="string">
            <text:p>Mhz</text:p>
          </table:table-cell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 table:number-columns-repeated="2"/>
          <table:table-cell table:number-columns-repeated="4" office:value-type="string">
            <text:p>m/s</text:p>
          </table:table-cell>
          <table:table-cell table:number-columns-repeated="3"/>
          <table:table-cell office:value-type="string">
            <text:p>m/s</text:p>
          </table:table-cell>
          <table:table-cell/>
          <table:table-cell office:value-type="string">
            <text:p>m/s</text:p>
          </table:table-cell>
          <table:table-cell/>
          <table:table-cell office:value-type="string">
            <text:p>m/s</text:p>
          </table:table-cell>
          <table:table-cell/>
          <table:table-cell office:value-type="string">
            <text:p>m/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6.5">
            <text:p>26,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.5">
            <text:p>20,5</text:p>
          </table:table-cell>
          <table:table-cell office:value-type="float" office:value="14">
            <text:p>14</text:p>
          </table:table-cell>
          <table:table-cell/>
          <table:table-cell table:formula="of:=[.C5]*[.$B$20]*[.$B$18]/[.B5]*[.A5]*0.001" office:value-type="float" office:value="1464.9375">
            <text:p>1464,94</text:p>
          </table:table-cell>
          <table:table-cell table:formula="of:=[.E5]*[.$B$20]*[.$B$19]/[.D5]*[.A5]*0.001" office:value-type="float" office:value="1447.84301886792">
            <text:p>1447,84</text:p>
          </table:table-cell>
          <table:table-cell table:formula="of:=[.G5]*[.$B$20]*[.$B$18]/[.F5]*[.A5]*0.001" office:value-type="float" office:value="1723.45588235294">
            <text:p>1723,46</text:p>
          </table:table-cell>
          <table:table-cell table:formula="of:=[.I5]*[.$B$20]*[.$B$19]/[.H5]*[.A5]*0.001" office:value-type="float" office:value="1637.65170731707">
            <text:p>1637,65</text:p>
          </table:table-cell>
          <table:table-cell table:formula="of:=(SUM([.K5:.K14])+SUM([.L5:.L14]))/(COUNT([.K5:.K14])+COUNT([.L5:.L14]))" office:value-type="float" office:value="1486.41823213246">
            <text:p>1486,42</text:p>
          </table:table-cell>
          <table:table-cell table:formula="of:=(SUM([.N5:.N14])+SUM([.M5:.M14]))/(COUNT([.N5:.N14])+COUNT([.M5:.M14]))" office:value-type="float" office:value="1673.15987244123">
            <text:p>1673,16</text:p>
          </table:table-cell>
          <table:table-cell/>
          <table:table-cell table:formula="of:=ABS([.C5]*[.$B$18]*[.$A5]/[.B5]*0.001)*0.1 + ABS([.C5]*[.$B$20]*[.$A5]/[.B5]*0.001)*2 + ABS([.C5]*[.$B$20]*[.$B$18]*[.$A5]/[.B5]^2*0.001) * 0.75" office:value-type="float" office:value="43.8443973214286">
            <text:p>43,84</text:p>
          </table:table-cell>
          <table:table-cell/>
          <table:table-cell table:formula="of:=ABS([.E5]*[.$B$19]*[.$A5]/[.D5]*0.001)*0.1 + ABS([.E5]*[.$B$20]*[.$A5]/[.D5]*0.001)*2 + ABS([.E5]*[.$B$20]*[.$B$19]*[.$A5]/[.D5]^2*0.001) * 0.75" office:value-type="float" office:value="46.5160703453186">
            <text:p>46,52</text:p>
          </table:table-cell>
          <table:table-cell/>
          <table:table-cell table:formula="of:=ABS([.G5]*[.$B$18]*[.$A5]/[.F5]*0.001)*0.1 + ABS([.G5]*[.$B$20]*[.$A5]/[.F5]*0.001)*2 + ABS([.G5]*[.$B$20]*[.$B$18]*[.$A5]/[.F5]^2*0.001) * 0.75" office:value-type="float" office:value="81.4524653979239">
            <text:p>81,45</text:p>
          </table:table-cell>
          <table:table-cell/>
          <table:table-cell table:formula="of:=ABS([.I5]*[.$B$19]*[.$A5]/[.H5]*0.001)*0.1 + ABS([.I5]*[.$B$20]*[.$A5]/[.H5]*0.001)*2 + ABS([.I5]*[.$B$20]*[.$B$19]*[.$A5]/[.H5]^2*0.001) * 0.75" office:value-type="float" office:value="66.1796673408685">
            <text:p>66,18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52.2">
            <text:p>52,2</text:p>
          </table:table-cell>
          <table:table-cell office:value-type="float" office:value="25">
            <text:p>25</text:p>
          </table:table-cell>
          <table:table-cell office:value-type="float" office:value="50.5">
            <text:p>50,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/>
          <table:table-cell table:formula="of:=[.C6]*[.$B$20]*[.$B$18]/[.B6]*[.A6]*0.001" office:value-type="float" office:value="1481.77586206897">
            <text:p>1481,78</text:p>
          </table:table-cell>
          <table:table-cell table:formula="of:=[.E6]*[.$B$20]*[.$B$19]/[.D6]*[.A6]*0.001" office:value-type="float" office:value="1531.28352490421">
            <text:p>1531,28</text:p>
          </table:table-cell>
          <table:table-cell table:formula="of:=[.G6]*[.$B$20]*[.$B$18]/[.F6]*[.A6]*0.001" office:value-type="float" office:value="1701.84158415842">
            <text:p>1701,84</text:p>
          </table:table-cell>
          <table:table-cell table:formula="of:=[.I6]*[.$B$20]*[.$B$19]/[.H6]*[.A6]*0.001" office:value-type="float" office:value="1682.8">
            <text:p>1682,8</text:p>
          </table:table-cell>
          <table:table-cell table:number-columns-repeated="3"/>
          <table:table-cell table:formula="of:=ABS([.C6]*[.$B$18]*[.$A6]/[.B6]*0.001)*0.1 + ABS([.C6]*[.$B$20]*[.$A6]/[.B6]*0.001)*2 + ABS([.C6]*[.$B$20]*[.$B$18]*[.$A6]/[.B6]^2*0.001) * 0.75" office:value-type="float" office:value="42.9797205707491">
            <text:p>42,98</text:p>
          </table:table-cell>
          <table:table-cell/>
          <table:table-cell table:formula="of:=ABS([.E6]*[.$B$19]*[.$A6]/[.D6]*0.001)*0.1 + ABS([.E6]*[.$B$20]*[.$A6]/[.D6]*0.001)*2 + ABS([.E6]*[.$B$20]*[.$B$19]*[.$A6]/[.D6]^2*0.001) * 0.75" office:value-type="float" office:value="27.859820760118">
            <text:p>27,86</text:p>
          </table:table-cell>
          <table:table-cell/>
          <table:table-cell table:formula="of:=ABS([.G6]*[.$B$18]*[.$A6]/[.F6]*0.001)*0.1 + ABS([.G6]*[.$B$20]*[.$A6]/[.F6]*0.001)*2 + ABS([.G6]*[.$B$20]*[.$B$18]*[.$A6]/[.F6]^2*0.001) * 0.75" office:value-type="float" office:value="30.6245779825507">
            <text:p>30,62</text:p>
          </table:table-cell>
          <table:table-cell/>
          <table:table-cell table:formula="of:=ABS([.I6]*[.$B$19]*[.$A6]/[.H6]*0.001)*0.1 + ABS([.I6]*[.$B$20]*[.$A6]/[.H6]*0.001)*2 + ABS([.I6]*[.$B$20]*[.$B$19]*[.$A6]/[.H6]^2*0.001) * 0.75" office:value-type="float" office:value="72.8646315789474">
            <text:p>72,86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style-name="ce1"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77.5">
            <text:p>77,5</text:p>
          </table:table-cell>
          <table:table-cell office:value-type="float" office:value="29">
            <text:p>29</text:p>
          </table:table-cell>
          <table:table-cell office:value-type="float" office:value="53.5">
            <text:p>53,5</text:p>
          </table:table-cell>
          <table:table-cell office:value-type="float" office:value="18">
            <text:p>18</text:p>
          </table:table-cell>
          <table:table-cell office:value-type="float" office:value="23.5">
            <text:p>23,5</text:p>
          </table:table-cell>
          <table:table-cell office:value-type="float" office:value="10">
            <text:p>10</text:p>
          </table:table-cell>
          <table:table-cell/>
          <table:table-cell table:formula="of:=[.C7]*[.$B$20]*[.$B$18]/[.B7]*[.A7]*0.001" office:value-type="float" office:value="1489.76694915254">
            <text:p>1489,77</text:p>
          </table:table-cell>
          <table:table-cell table:formula="of:=[.E7]*[.$B$20]*[.$B$19]/[.D7]*[.A7]*0.001" office:value-type="float" office:value="1495.52064516129">
            <text:p>1495,52</text:p>
          </table:table-cell>
          <table:table-cell table:formula="of:=[.G7]*[.$B$20]*[.$B$18]/[.F7]*[.A7]*0.001" office:value-type="float" office:value="1642.92056074766">
            <text:p>1642,92</text:p>
          </table:table-cell>
          <table:table-cell table:formula="of:=[.I7]*[.$B$20]*[.$B$19]/[.H7]*[.A7]*0.001" office:value-type="float" office:value="1700.70212765957">
            <text:p>1700,7</text:p>
          </table:table-cell>
          <table:table-cell table:number-columns-repeated="3"/>
          <table:table-cell table:formula="of:=ABS([.C7]*[.$B$18]*[.$A7]/[.B7]*0.001)*0.1 + ABS([.C7]*[.$B$20]*[.$A7]/[.B7]*0.001)*2 + ABS([.C7]*[.$B$20]*[.$B$18]*[.$A7]/[.B7]^2*0.001) * 0.75" office:value-type="float" office:value="23.6207663027866">
            <text:p>23,62</text:p>
          </table:table-cell>
          <table:table-cell/>
          <table:table-cell table:formula="of:=ABS([.E7]*[.$B$19]*[.$A7]/[.D7]*0.001)*0.1 + ABS([.E7]*[.$B$20]*[.$A7]/[.D7]*0.001)*2 + ABS([.E7]*[.$B$20]*[.$B$19]*[.$A7]/[.D7]^2*0.001) * 0.75" office:value-type="float" office:value="20.1945739854318">
            <text:p>20,19</text:p>
          </table:table-cell>
          <table:table-cell/>
          <table:table-cell table:formula="of:=ABS([.G7]*[.$B$18]*[.$A7]/[.F7]*0.001)*0.1 + ABS([.G7]*[.$B$20]*[.$A7]/[.F7]*0.001)*2 + ABS([.G7]*[.$B$20]*[.$B$18]*[.$A7]/[.F7]^2*0.001) * 0.75" office:value-type="float" office:value="28.1960826273037">
            <text:p>28,2</text:p>
          </table:table-cell>
          <table:table-cell/>
          <table:table-cell table:formula="of:=ABS([.I7]*[.$B$19]*[.$A7]/[.H7]*0.001)*0.1 + ABS([.I7]*[.$B$20]*[.$A7]/[.H7]*0.001)*2 + ABS([.I7]*[.$B$20]*[.$B$19]*[.$A7]/[.H7]^2*0.001) * 0.75" office:value-type="float" office:value="60.7845359891354">
            <text:p>60,78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float" office:value="51.5">
            <text:p>51,5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8.5">
            <text:p>28,5</text:p>
          </table:table-cell>
          <table:table-cell office:value-type="float" office:value="10">
            <text:p>10</text:p>
          </table:table-cell>
          <table:table-cell/>
          <table:table-cell table:formula="of:=[.C8]*[.$B$20]*[.$B$18]/[.B8]*[.A8]*0.001" office:value-type="float" office:value="1479.16019417476">
            <text:p>1479,16</text:p>
          </table:table-cell>
          <table:table-cell table:formula="of:=[.E8]*[.$B$20]*[.$B$19]/[.D8]*[.A8]*0.001" office:value-type="float" office:value="1490.64243243243">
            <text:p>1490,64</text:p>
          </table:table-cell>
          <table:table-cell table:formula="of:=[.G8]*[.$B$20]*[.$B$18]/[.F8]*[.A8]*0.001" office:value-type="float" office:value="1640.73">
            <text:p>1640,73</text:p>
          </table:table-cell>
          <table:table-cell table:formula="of:=[.I8]*[.$B$20]*[.$B$19]/[.H8]*[.A8]*0.001" office:value-type="float" office:value="1682.8">
            <text:p>1682,8</text:p>
          </table:table-cell>
          <table:table-cell table:number-columns-repeated="3"/>
          <table:table-cell table:formula="of:=ABS([.C8]*[.$B$18]*[.$A8]/[.B8]*0.001)*0.1 + ABS([.C8]*[.$B$20]*[.$A8]/[.B8]*0.001)*2 + ABS([.C8]*[.$B$20]*[.$B$18]*[.$A8]/[.B8]^2*0.001) * 0.75" office:value-type="float" office:value="26.1908766141955">
            <text:p>26,19</text:p>
          </table:table-cell>
          <table:table-cell/>
          <table:table-cell table:formula="of:=ABS([.E8]*[.$B$19]*[.$A8]/[.D8]*0.001)*0.1 + ABS([.E8]*[.$B$20]*[.$A8]/[.D8]*0.001)*2 + ABS([.E8]*[.$B$20]*[.$B$19]*[.$A8]/[.D8]^2*0.001) * 0.75" office:value-type="float" office:value="20.810992220599">
            <text:p>20,81</text:p>
          </table:table-cell>
          <table:table-cell/>
          <table:table-cell table:formula="of:=ABS([.G8]*[.$B$18]*[.$A8]/[.F8]*0.001)*0.1 + ABS([.G8]*[.$B$20]*[.$A8]/[.F8]*0.001)*2 + ABS([.G8]*[.$B$20]*[.$B$18]*[.$A8]/[.F8]^2*0.001) * 0.75" office:value-type="float" office:value="29.76855">
            <text:p>29,77</text:p>
          </table:table-cell>
          <table:table-cell/>
          <table:table-cell table:formula="of:=ABS([.I8]*[.$B$19]*[.$A8]/[.H8]*0.001)*0.1 + ABS([.I8]*[.$B$20]*[.$A8]/[.H8]*0.001)*2 + ABS([.I8]*[.$B$20]*[.$B$19]*[.$A8]/[.H8]^2*0.001) * 0.75" office:value-type="float" office:value="50.7225263157895">
            <text:p>50,72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float" office:value="50.5">
            <text:p>50,5</text:p>
          </table:table-cell>
          <table:table-cell office:value-type="float" office:value="11">
            <text:p>11</text:p>
          </table:table-cell>
          <table:table-cell office:value-type="float" office:value="68.5">
            <text:p>68,5</text:p>
          </table:table-cell>
          <table:table-cell office:value-type="float" office:value="18">
            <text:p>18</text:p>
          </table:table-cell>
          <table:table-cell office:value-type="float" office:value="51.5">
            <text:p>51,5</text:p>
          </table:table-cell>
          <table:table-cell office:value-type="float" office:value="13">
            <text:p>13</text:p>
          </table:table-cell>
          <table:table-cell office:value-type="float" office:value="36.5">
            <text:p>36,5</text:p>
          </table:table-cell>
          <table:table-cell office:value-type="float" office:value="11">
            <text:p>11</text:p>
          </table:table-cell>
          <table:table-cell/>
          <table:table-cell table:formula="of:=[.C9]*[.$B$20]*[.$B$18]/[.B9]*[.A9]*0.001" office:value-type="float" office:value="1489.11138613861">
            <text:p>1489,11</text:p>
          </table:table-cell>
          <table:table-cell table:formula="of:=[.E9]*[.$B$20]*[.$B$19]/[.D9]*[.A9]*0.001" office:value-type="float" office:value="1470.3004379562">
            <text:p>1470,3</text:p>
          </table:table-cell>
          <table:table-cell table:formula="of:=[.G9]*[.$B$20]*[.$B$18]/[.F9]*[.A9]*0.001" office:value-type="float" office:value="1725.68689320388">
            <text:p>1725,69</text:p>
          </table:table-cell>
          <table:table-cell table:formula="of:=[.I9]*[.$B$20]*[.$B$19]/[.H9]*[.A9]*0.001" office:value-type="float" office:value="1686.25780821918">
            <text:p>1686,26</text:p>
          </table:table-cell>
          <table:table-cell table:number-columns-repeated="3"/>
          <table:table-cell table:formula="of:=ABS([.C9]*[.$B$18]*[.$A9]/[.B9]*0.001)*0.1 + ABS([.C9]*[.$B$20]*[.$A9]/[.B9]*0.001)*2 + ABS([.C9]*[.$B$20]*[.$B$18]*[.$A9]/[.B9]^2*0.001) * 0.75" office:value-type="float" office:value="26.7965057347319">
            <text:p>26,8</text:p>
          </table:table-cell>
          <table:table-cell/>
          <table:table-cell table:formula="of:=ABS([.E9]*[.$B$19]*[.$A9]/[.D9]*0.001)*0.1 + ABS([.E9]*[.$B$20]*[.$A9]/[.D9]*0.001)*2 + ABS([.E9]*[.$B$20]*[.$B$19]*[.$A9]/[.D9]^2*0.001) * 0.75" office:value-type="float" office:value="21.7234821674037">
            <text:p>21,72</text:p>
          </table:table-cell>
          <table:table-cell/>
          <table:table-cell table:formula="of:=ABS([.G9]*[.$B$18]*[.$A9]/[.F9]*0.001)*0.1 + ABS([.G9]*[.$B$20]*[.$A9]/[.F9]*0.001)*2 + ABS([.G9]*[.$B$20]*[.$B$18]*[.$A9]/[.F9]^2*0.001) * 0.75" office:value-type="float" office:value="30.5560227165614">
            <text:p>30,56</text:p>
          </table:table-cell>
          <table:table-cell/>
          <table:table-cell table:formula="of:=ABS([.I9]*[.$B$19]*[.$A9]/[.H9]*0.001)*0.1 + ABS([.I9]*[.$B$20]*[.$A9]/[.H9]*0.001)*2 + ABS([.I9]*[.$B$20]*[.$B$19]*[.$A9]/[.H9]^2*0.001) * 0.75" office:value-type="float" office:value="41.100678251079">
            <text:p>41,1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float" office:value="47.5">
            <text:p>47,5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formula="of:=[.C10]*[.$B$20]*[.$B$18]/[.B10]*[.A10]*0.001" office:value-type="float" office:value="1480.35789473684">
            <text:p>1480,36</text:p>
          </table:table-cell>
          <table:table-cell table:formula="of:=[.E10]*[.$B$20]*[.$B$19]/[.D10]*[.A10]*0.001" office:value-type="float" office:value="1496.61787234043">
            <text:p>1496,62</text:p>
          </table:table-cell>
          <table:table-cell table:formula="of:=[.G10]*[.$B$20]*[.$B$18]/[.F10]*[.A10]*0.001" office:value-type="float" office:value="1662.34042553192">
            <text:p>1662,34</text:p>
          </table:table-cell>
          <table:table-cell table:formula="of:=[.I10]*[.$B$20]*[.$B$19]/[.H10]*[.A10]*0.001" office:value-type="float" office:value="1682.8">
            <text:p>1682,8</text:p>
          </table:table-cell>
          <table:table-cell table:number-columns-repeated="3"/>
          <table:table-cell table:formula="of:=ABS([.C10]*[.$B$18]*[.$A10]/[.B10]*0.001)*0.1 + ABS([.C10]*[.$B$20]*[.$A10]/[.B10]*0.001)*2 + ABS([.C10]*[.$B$20]*[.$B$18]*[.$A10]/[.B10]^2*0.001) * 0.75" office:value-type="float" office:value="28.0275457063712">
            <text:p>28,03</text:p>
          </table:table-cell>
          <table:table-cell/>
          <table:table-cell table:formula="of:=ABS([.E10]*[.$B$19]*[.$A10]/[.D10]*0.001)*0.1 + ABS([.E10]*[.$B$20]*[.$A10]/[.D10]*0.001)*2 + ABS([.E10]*[.$B$20]*[.$B$19]*[.$A10]/[.D10]^2*0.001) * 0.75" office:value-type="float" office:value="29.6081915799004">
            <text:p>29,61</text:p>
          </table:table-cell>
          <table:table-cell/>
          <table:table-cell table:formula="of:=ABS([.G10]*[.$B$18]*[.$A10]/[.F10]*0.001)*0.1 + ABS([.G10]*[.$B$20]*[.$A10]/[.F10]*0.001)*2 + ABS([.G10]*[.$B$20]*[.$B$18]*[.$A10]/[.F10]^2*0.001) * 0.75" office:value-type="float" office:value="31.7522408329561">
            <text:p>31,75</text:p>
          </table:table-cell>
          <table:table-cell/>
          <table:table-cell table:formula="of:=ABS([.I10]*[.$B$19]*[.$A10]/[.H10]*0.001)*0.1 + ABS([.I10]*[.$B$20]*[.$A10]/[.H10]*0.001)*2 + ABS([.I10]*[.$B$20]*[.$B$19]*[.$A10]/[.H10]^2*0.001) * 0.75" office:value-type="float" office:value="39.6514736842105">
            <text:p>39,65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float" office:value="53.5">
            <text:p>53,5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42.5">
            <text:p>42,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/>
          <table:table-cell table:formula="of:=[.C11]*[.$B$20]*[.$B$18]/[.B11]*[.A11]*0.001" office:value-type="float" office:value="1478.6285046729">
            <text:p>1478,63</text:p>
          </table:table-cell>
          <table:table-cell table:formula="of:=[.E11]*[.$B$20]*[.$B$19]/[.D11]*[.A11]*0.001" office:value-type="float" office:value="1488.4075862069">
            <text:p>1488,41</text:p>
          </table:table-cell>
          <table:table-cell table:formula="of:=[.G11]*[.$B$20]*[.$B$18]/[.F11]*[.A11]*0.001" office:value-type="float" office:value="1654.51764705882">
            <text:p>1654,52</text:p>
          </table:table-cell>
          <table:table-cell table:formula="of:=[.I11]*[.$B$20]*[.$B$19]/[.H11]*[.A11]*0.001" office:value-type="float" office:value="1678.593">
            <text:p>1678,59</text:p>
          </table:table-cell>
          <table:table-cell table:number-columns-repeated="3"/>
          <table:table-cell table:formula="of:=ABS([.C11]*[.$B$18]*[.$A11]/[.B11]*0.001)*0.1 + ABS([.C11]*[.$B$20]*[.$A11]/[.B11]*0.001)*2 + ABS([.C11]*[.$B$20]*[.$B$18]*[.$A11]/[.B11]^2*0.001) * 0.75" office:value-type="float" office:value="25.3764743645733">
            <text:p>25,38</text:p>
          </table:table-cell>
          <table:table-cell/>
          <table:table-cell table:formula="of:=ABS([.E11]*[.$B$19]*[.$A11]/[.D11]*0.001)*0.1 + ABS([.E11]*[.$B$20]*[.$A11]/[.D11]*0.001)*2 + ABS([.E11]*[.$B$20]*[.$B$19]*[.$A11]/[.D11]^2*0.001) * 0.75" office:value-type="float" office:value="24.9412291319857">
            <text:p>24,94</text:p>
          </table:table-cell>
          <table:table-cell/>
          <table:table-cell table:formula="of:=ABS([.G11]*[.$B$18]*[.$A11]/[.F11]*0.001)*0.1 + ABS([.G11]*[.$B$20]*[.$A11]/[.F11]*0.001)*2 + ABS([.G11]*[.$B$20]*[.$B$18]*[.$A11]/[.F11]^2*0.001) * 0.75" office:value-type="float" office:value="34.3983114186851">
            <text:p>34,4</text:p>
          </table:table-cell>
          <table:table-cell/>
          <table:table-cell table:formula="of:=ABS([.I11]*[.$B$19]*[.$A11]/[.H11]*0.001)*0.1 + ABS([.I11]*[.$B$20]*[.$A11]/[.H11]*0.001)*2 + ABS([.I11]*[.$B$20]*[.$B$19]*[.$A11]/[.H11]^2*0.001) * 0.75" office:value-type="float" office:value="48.387045">
            <text:p>48,39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float" office:value="38.5">
            <text:p>38,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35.5">
            <text:p>35,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  <table:table-cell table:formula="of:=[.C12]*[.$B$20]*[.$B$18]/[.B12]*[.A12]*0.001" office:value-type="float" office:value="1522.01298701299">
            <text:p>1522,01</text:p>
          </table:table-cell>
          <table:table-cell table:formula="of:=[.E12]*[.$B$20]*[.$B$19]/[.D12]*[.A12]*0.001" office:value-type="float" office:value="1498.74375">
            <text:p>1498,74</text:p>
          </table:table-cell>
          <table:table-cell table:formula="of:=[.G12]*[.$B$20]*[.$B$18]/[.F12]*[.A12]*0.001" office:value-type="float" office:value="1650.6338028169">
            <text:p>1650,63</text:p>
          </table:table-cell>
          <table:table-cell table:formula="of:=[.I12]*[.$B$20]*[.$B$19]/[.H12]*[.A12]*0.001" office:value-type="float" office:value="1653.78620689655">
            <text:p>1653,79</text:p>
          </table:table-cell>
          <table:table-cell table:number-columns-repeated="3"/>
          <table:table-cell table:formula="of:=ABS([.C12]*[.$B$18]*[.$A12]/[.B12]*0.001)*0.1 + ABS([.C12]*[.$B$20]*[.$A12]/[.B12]*0.001)*2 + ABS([.C12]*[.$B$20]*[.$B$18]*[.$A12]/[.B12]^2*0.001) * 0.75" office:value-type="float" office:value="34.4340192275257">
            <text:p>34,43</text:p>
          </table:table-cell>
          <table:table-cell/>
          <table:table-cell table:formula="of:=ABS([.E12]*[.$B$19]*[.$A12]/[.D12]*0.001)*0.1 + ABS([.E12]*[.$B$20]*[.$A12]/[.D12]*0.001)*2 + ABS([.E12]*[.$B$20]*[.$B$19]*[.$A12]/[.D12]^2*0.001) * 0.75" office:value-type="float" office:value="29.15199609375">
            <text:p>29,15</text:p>
          </table:table-cell>
          <table:table-cell/>
          <table:table-cell table:formula="of:=ABS([.G12]*[.$B$18]*[.$A12]/[.F12]*0.001)*0.1 + ABS([.G12]*[.$B$20]*[.$A12]/[.F12]*0.001)*2 + ABS([.G12]*[.$B$20]*[.$B$18]*[.$A12]/[.F12]^2*0.001) * 0.75" office:value-type="float" office:value="40.0612775243007">
            <text:p>40,06</text:p>
          </table:table-cell>
          <table:table-cell/>
          <table:table-cell table:formula="of:=ABS([.I12]*[.$B$19]*[.$A12]/[.H12]*0.001)*0.1 + ABS([.I12]*[.$B$20]*[.$A12]/[.H12]*0.001)*2 + ABS([.I12]*[.$B$20]*[.$B$19]*[.$A12]/[.H12]^2*0.001) * 0.75" office:value-type="float" office:value="49.0976432818074">
            <text:p>49,1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float" office:value="30.5">
            <text:p>30,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[.C13]*[.$B$20]*[.$B$18]/[.B13]*[.A13]*0.001" office:value-type="float" office:value="1408.90163934426">
            <text:p>1408,9</text:p>
          </table:table-cell>
          <table:table-cell table:formula="of:=[.E13]*[.$B$20]*[.$B$19]/[.D13]*[.A13]*0.001" office:value-type="float" office:value="1507.308">
            <text:p>1507,31</text:p>
          </table:table-cell>
          <table:table-cell table:formula="of:=[.G13]*[.$B$20]*[.$B$18]/[.F13]*[.A13]*0.001" office:value-type="float" office:value="1696.24342105263">
            <text:p>1696,24</text:p>
          </table:table-cell>
          <table:table-cell table:formula="of:=[.I13]*[.$B$20]*[.$B$19]/[.H13]*[.A13]*0.001" office:value-type="float" office:value="1674.78666666667">
            <text:p>1674,79</text:p>
          </table:table-cell>
          <table:table-cell table:number-columns-repeated="3"/>
          <table:table-cell table:formula="of:=ABS([.C13]*[.$B$18]*[.$A13]/[.B13]*0.001)*0.1 + ABS([.C13]*[.$B$20]*[.$A13]/[.B13]*0.001)*2 + ABS([.C13]*[.$B$20]*[.$B$18]*[.$A13]/[.B13]^2*0.001) * 0.75" office:value-type="float" office:value="39.0739747379737">
            <text:p>39,07</text:p>
          </table:table-cell>
          <table:table-cell/>
          <table:table-cell table:formula="of:=ABS([.E13]*[.$B$19]*[.$A13]/[.D13]*0.001)*0.1 + ABS([.E13]*[.$B$20]*[.$A13]/[.D13]*0.001)*2 + ABS([.E13]*[.$B$20]*[.$B$19]*[.$A13]/[.D13]^2*0.001) * 0.75" office:value-type="float" office:value="38.0663485714286">
            <text:p>38,07</text:p>
          </table:table-cell>
          <table:table-cell/>
          <table:table-cell table:formula="of:=ABS([.G13]*[.$B$18]*[.$A13]/[.F13]*0.001)*0.1 + ABS([.G13]*[.$B$20]*[.$A13]/[.F13]*0.001)*2 + ABS([.G13]*[.$B$20]*[.$B$18]*[.$A13]/[.F13]^2*0.001) * 0.75" office:value-type="float" office:value="38.8105938365651">
            <text:p>38,81</text:p>
          </table:table-cell>
          <table:table-cell/>
          <table:table-cell table:formula="of:=ABS([.I13]*[.$B$19]*[.$A13]/[.H13]*0.001)*0.1 + ABS([.I13]*[.$B$20]*[.$A13]/[.H13]*0.001)*2 + ABS([.I13]*[.$B$20]*[.$B$19]*[.$A13]/[.H13]^2*0.001) * 0.75" office:value-type="float" office:value="66.2214666666667">
            <text:p>66,22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8.5">
            <text:p>38,5</text:p>
          </table:table-cell>
          <table:table-cell office:value-type="float" office:value="6">
            <text:p>6</text:p>
          </table:table-cell>
          <table:table-cell office:value-type="float" office:value="14.5">
            <text:p>14,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table:formula="of:=[.C14]*[.$B$20]*[.$B$18]/[.B14]*[.A14]*0.001" office:value-type="float" office:value="1512.1935483871">
            <text:p>1512,19</text:p>
          </table:table-cell>
          <table:table-cell table:formula="of:=[.E14]*[.$B$20]*[.$B$19]/[.D14]*[.A14]*0.001" office:value-type="float" office:value="1494.85090909091">
            <text:p>1494,85</text:p>
          </table:table-cell>
          <table:table-cell table:formula="of:=[.G14]*[.$B$20]*[.$B$18]/[.F14]*[.A14]*0.001" office:value-type="float" office:value="1616.48275862069">
            <text:p>1616,48</text:p>
          </table:table-cell>
          <table:table-cell table:formula="of:=[.I14]*[.$B$20]*[.$B$19]/[.H14]*[.A14]*0.001" office:value-type="float" office:value="1668.16695652174">
            <text:p>1668,17</text:p>
          </table:table-cell>
          <table:table-cell table:number-columns-repeated="3"/>
          <table:table-cell table:formula="of:=ABS([.C14]*[.$B$18]*[.$A14]/[.B14]*0.001)*0.1 + ABS([.C14]*[.$B$20]*[.$A14]/[.B14]*0.001)*2 + ABS([.C14]*[.$B$20]*[.$B$18]*[.$A14]/[.B14]^2*0.001) * 0.75" office:value-type="float" office:value="41.3388761706556">
            <text:p>41,34</text:p>
          </table:table-cell>
          <table:table-cell/>
          <table:table-cell table:formula="of:=ABS([.E14]*[.$B$19]*[.$A14]/[.D14]*0.001)*0.1 + ABS([.E14]*[.$B$20]*[.$A14]/[.D14]*0.001)*2 + ABS([.E14]*[.$B$20]*[.$B$19]*[.$A14]/[.D14]^2*0.001) * 0.75" office:value-type="float" office:value="34.8397034238489">
            <text:p>34,84</text:p>
          </table:table-cell>
          <table:table-cell/>
          <table:table-cell table:formula="of:=ABS([.G14]*[.$B$18]*[.$A14]/[.F14]*0.001)*0.1 + ABS([.G14]*[.$B$20]*[.$A14]/[.F14]*0.001)*2 + ABS([.G14]*[.$B$20]*[.$B$18]*[.$A14]/[.F14]^2*0.001) * 0.75" office:value-type="float" office:value="88.6925564803805">
            <text:p>88,69</text:p>
          </table:table-cell>
          <table:table-cell/>
          <table:table-cell table:formula="of:=ABS([.I14]*[.$B$19]*[.$A14]/[.H14]*0.001)*0.1 + ABS([.I14]*[.$B$20]*[.$A14]/[.H14]*0.001)*2 + ABS([.I14]*[.$B$20]*[.$B$19]*[.$A14]/[.H14]^2*0.001) * 0.75" office:value-type="float" office:value="60.7790790170132">
            <text:p>60,7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9"/>
          <table:table-cell office:value-type="string">
            <text:p>MiWe</text:p>
          </table:table-cell>
          <table:table-cell table:formula="of:=SUM([.K5:.K14])/COUNT([.K5:.K14])" office:value-type="float" office:value="1480.6846465689">
            <text:p>1480,68</text:p>
          </table:table-cell>
          <table:table-cell table:formula="of:=SUM([.L5:.L14])/COUNT([.L5:.L14])" office:value-type="float" office:value="1492.15181769603">
            <text:p>1492,15</text:p>
          </table:table-cell>
          <table:table-cell table:formula="of:=SUM([.M5:.M14])/COUNT([.M5:.M14])" office:value-type="float" office:value="1671.48529755439">
            <text:p>1671,49</text:p>
          </table:table-cell>
          <table:table-cell table:formula="of:=SUM([.N5:.N14])/COUNT([.N5:.N14])" office:value-type="float" office:value="1674.83444732808">
            <text:p>1674,83</text:p>
          </table:table-cell>
          <table:table-cell table:formula="of:=[.O5]" office:value-type="float" office:value="1486.41823213246">
            <text:p>1486,42</text:p>
          </table:table-cell>
          <table:table-cell table:formula="of:=[.P5]" office:value-type="float" office:value="1673.15987244123">
            <text:p>1673,16</text:p>
          </table:table-cell>
          <table:table-cell/>
          <table:table-cell table:formula="of:=SUM([.R5:.R14])/COUNT([.R5:.R14])" office:value-type="float" office:value="33.1683156750991">
            <text:p>33,17</text:p>
          </table:table-cell>
          <table:table-cell/>
          <table:table-cell table:formula="of:=SUM([.T5:.T14])/COUNT([.T5:.T14])" office:value-type="float" office:value="29.3712408279785">
            <text:p>29,37</text:p>
          </table:table-cell>
          <table:table-cell/>
          <table:table-cell table:formula="of:=SUM([.V5:.V14])/COUNT([.V5:.V14])" office:value-type="float" office:value="43.4312678817227">
            <text:p>43,43</text:p>
          </table:table-cell>
          <table:table-cell/>
          <table:table-cell table:formula="of:=SUM([.X5:.X14])/COUNT([.X5:.X14])" office:value-type="float" office:value="55.5788747125518">
            <text:p>55,58</text:p>
          </table:table-cell>
        </table:table-row>
        <table:table-row table:style-name="ro2">
          <table:table-cell table:number-columns-repeated="9"/>
          <table:table-cell office:value-type="string">
            <text:p>StdAbw</text:p>
          </table:table-cell>
          <table:table-cell table:formula="of:=SQRT(SUM([.K22:.K31])/(COUNT([.K5:.K14])-1))" office:value-type="float" office:value="30.3002800162132">
            <text:p>30,3</text:p>
          </table:table-cell>
          <table:table-cell table:formula="of:=SQRT(SUM([.L22:.L31])/(COUNT([.L5:.L14])-1))" office:value-type="float" office:value="21.8583410037741">
            <text:p>21,86</text:p>
          </table:table-cell>
          <table:table-cell table:formula="of:=SQRT(SUM([.M22:.M31])/(COUNT([.M5:.M14])-1))" office:value-type="float" office:value="37.663200366876">
            <text:p>37,66</text:p>
          </table:table-cell>
          <table:table-cell table:formula="of:=SQRT(SUM([.N22:.N31])/(COUNT([.N5:.N14])-1))" office:value-type="float" office:value="17.8703639293584">
            <text:p>17,87</text:p>
          </table:table-cell>
          <table:table-cell table:formula="of:=SQRT(SUM([.O22:.O41])/(COUNT([.O22:.O41])-1))" office:value-type="float" office:value="26.3783468146236">
            <text:p>26,38</text:p>
          </table:table-cell>
          <table:table-cell table:formula="of:=SQRT(SUM([.P22:.P41])/(COUNT([.P22:.P41])-1))" office:value-type="float" office:value="28.7428555339103">
            <text:p>28,74</text:p>
          </table:table-cell>
          <table:table-cell table:number-columns-repeated="8"/>
        </table:table-row>
        <table:table-row table:style-name="ro2">
          <table:table-cell office:value-type="string">
            <text:p>laser rot</text:p>
          </table:table-cell>
          <table:table-cell office:value-type="float" office:value="650">
            <text:p>650</text:p>
          </table:table-cell>
          <table:table-cell office:value-type="string">
            <text:p>nm</text:p>
          </table:table-cell>
          <table:table-cell table:number-columns-repeated="6"/>
          <table:table-cell office:value-type="string">
            <text:p>RelAbw [%]</text:p>
          </table:table-cell>
          <table:table-cell table:formula="of:=[.K17]/[.K16] * 100" office:value-type="float" office:value="2.04636956872797">
            <text:p>2,05</text:p>
          </table:table-cell>
          <table:table-cell table:formula="of:=[.L17]/[.L16] * 100" office:value-type="float" office:value="1.46488720145948">
            <text:p>1,46</text:p>
          </table:table-cell>
          <table:table-cell table:formula="of:=[.M17]/[.M16] * 100" office:value-type="float" office:value="2.25327739478071">
            <text:p>2,25</text:p>
          </table:table-cell>
          <table:table-cell table:formula="of:=[.N17]/[.N16] * 100" office:value-type="float" office:value="1.06699285758468">
            <text:p>1,07</text:p>
          </table:table-cell>
          <table:table-cell table:formula="of:=[.O17]/[.O16] * 100" office:value-type="float" office:value="1.77462481584206">
            <text:p>1,77</text:p>
          </table:table-cell>
          <table:table-cell table:formula="of:=[.P17]/[.P16] * 100" office:value-type="float" office:value="1.71787860845437">
            <text:p>1,72</text:p>
          </table:table-cell>
          <table:table-cell table:number-columns-repeated="8"/>
        </table:table-row>
        <table:table-row table:style-name="ro2">
          <table:table-cell office:value-type="string">
            <text:p>laser gruen</text:p>
          </table:table-cell>
          <table:table-cell office:value-type="float" office:value="532">
            <text:p>532</text:p>
          </table:table-cell>
          <table:table-cell office:value-type="string">
            <text:p>nm</text:p>
          </table:table-cell>
          <table:table-cell table:number-columns-repeated="21"/>
        </table:table-row>
        <table:table-row table:style-name="ro1">
          <table:table-cell office:value-type="string">
            <text:p>Schirmabstand</text:p>
          </table:table-cell>
          <table:table-cell office:value-type="float" office:value="1502.5">
            <text:p>1502,5</text:p>
          </table:table-cell>
          <table:table-cell office:value-type="string">
            <text:p>mm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9"/>
          <table:table-cell office:value-type="string">
            <text:p>xi—MiWe</text:p>
          </table:table-cell>
          <table:table-cell table:formula="of:=([.K5]-[.$K$16])^2" office:value-type="float" office:value="247.972625062305">
            <text:p>247,97</text:p>
          </table:table-cell>
          <table:table-cell table:formula="of:=([.L5]-[.$L$16])^2" office:value-type="float" office:value="1963.2696535895">
            <text:p>1963,27</text:p>
          </table:table-cell>
          <table:table-cell table:formula="of:=([.M5]-[.M$16])^2" office:value-type="float" office:value="2700.94168430376">
            <text:p>2700,94</text:p>
          </table:table-cell>
          <table:table-cell table:formula="of:=([.N5]-[.N$16])^2" office:value-type="float" office:value="1382.55615472598">
            <text:p>1382,56</text:p>
          </table:table-cell>
          <table:table-cell table:formula="of:=([.K5]-[.O$16])^2" office:value-type="float" office:value="461.421852946634">
            <text:p>461,42</text:p>
          </table:table-cell>
          <table:table-cell table:formula="of:=([.M5]-[.P$16])^2" office:value-type="float" office:value="2529.68861303871">
            <text:p>2529,69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6]-[.$K$16])^2" office:value-type="float" office:value="1.1907512675913">
            <text:p>1,19</text:p>
          </table:table-cell>
          <table:table-cell table:formula="of:=([.L6]-[.$L$16])^2" office:value-type="float" office:value="1531.2905090271">
            <text:p>1531,29</text:p>
          </table:table-cell>
          <table:table-cell table:formula="of:=([.M6]-[.M$16])^2" office:value-type="float" office:value="921.50413638598">
            <text:p>921,5</text:p>
          </table:table-cell>
          <table:table-cell table:formula="of:=([.N6]-[.N$16])^2" office:value-type="float" office:value="63.4500293691576">
            <text:p>63,45</text:p>
          </table:table-cell>
          <table:table-cell table:formula="of:=([.K6]-[.O$16])^2" office:value-type="float" office:value="21.5515998064581">
            <text:p>21,55</text:p>
          </table:table-cell>
          <table:table-cell table:formula="of:=([.M6]-[.P$16])^2" office:value-type="float" office:value="822.640587027626">
            <text:p>822,6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7]-[.$K$16])^2" office:value-type="float" office:value="82.4882202209064">
            <text:p>82,49</text:p>
          </table:table-cell>
          <table:table-cell table:formula="of:=([.L7]-[.$L$16])^2" office:value-type="float" office:value="11.3489984906931">
            <text:p>11,35</text:p>
          </table:table-cell>
          <table:table-cell table:formula="of:=([.M7]-[.M$16])^2" office:value-type="float" office:value="815.944188837354">
            <text:p>815,94</text:p>
          </table:table-cell>
          <table:table-cell table:formula="of:=([.N7]-[.N$16])^2" office:value-type="float" office:value="669.13688573247">
            <text:p>669,14</text:p>
          </table:table-cell>
          <table:table-cell table:formula="of:=([.K7]-[.O$16])^2" office:value-type="float" office:value="11.2139056805698">
            <text:p>11,21</text:p>
          </table:table-cell>
          <table:table-cell table:formula="of:=([.M7]-[.P$16])^2" office:value-type="float" office:value="914.415971700812">
            <text:p>914,42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8]-[.$K$16])^2" office:value-type="float" office:value="2.3239551019967">
            <text:p>2,32</text:p>
          </table:table-cell>
          <table:table-cell table:formula="of:=([.L8]-[.$L$16])^2" office:value-type="float" office:value="2.27824387396476">
            <text:p>2,28</text:p>
          </table:table-cell>
          <table:table-cell table:formula="of:=([.M8]-[.M$16])^2" office:value-type="float" office:value="945.888327658853">
            <text:p>945,89</text:p>
          </table:table-cell>
          <table:table-cell table:formula="of:=([.N8]-[.N$16])^2" office:value-type="float" office:value="63.4500293691576">
            <text:p>63,45</text:p>
          </table:table-cell>
          <table:table-cell table:formula="of:=([.K8]-[.O$16])^2" office:value-type="float" office:value="52.6791149955002">
            <text:p>52,68</text:p>
          </table:table-cell>
          <table:table-cell table:formula="of:=([.M8]-[.P$16])^2" office:value-type="float" office:value="1051.69662655461">
            <text:p>1051,7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9]-[.$K$16])^2" office:value-type="float" office:value="71.0099397758424">
            <text:p>71,01</text:p>
          </table:table-cell>
          <table:table-cell table:formula="of:=([.L9]-[.$L$16])^2" office:value-type="float" office:value="477.482796534055">
            <text:p>477,48</text:p>
          </table:table-cell>
          <table:table-cell table:formula="of:=([.M9]-[.M$16])^2" office:value-type="float" office:value="2937.81297095157">
            <text:p>2937,81</text:p>
          </table:table-cell>
          <table:table-cell table:formula="of:=([.N9]-[.N$16])^2" office:value-type="float" office:value="130.493174048307">
            <text:p>130,49</text:p>
          </table:table-cell>
          <table:table-cell table:formula="of:=([.K9]-[.O$16])^2" office:value-type="float" office:value="7.25307850084575">
            <text:p>7,25</text:p>
          </table:table-cell>
          <table:table-cell table:formula="of:=([.M9]-[.P$16])^2" office:value-type="float" office:value="2759.08791019998">
            <text:p>2759,09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0]-[.$K$16])^2" office:value-type="float" office:value="0.106766759750804">
            <text:p>0,11</text:p>
          </table:table-cell>
          <table:table-cell table:formula="of:=([.L10]-[.$L$16])^2" office:value-type="float" office:value="19.9456440867298">
            <text:p>19,95</text:p>
          </table:table-cell>
          <table:table-cell table:formula="of:=([.M10]-[.M$16])^2" office:value-type="float" office:value="83.6286843073846">
            <text:p>83,63</text:p>
          </table:table-cell>
          <table:table-cell table:formula="of:=([.N10]-[.N$16])^2" office:value-type="float" office:value="63.4500293691576">
            <text:p>63,45</text:p>
          </table:table-cell>
          <table:table-cell table:formula="of:=([.K10]-[.O$16])^2" office:value-type="float" office:value="36.7276893487622">
            <text:p>36,73</text:p>
          </table:table-cell>
          <table:table-cell table:formula="of:=([.M10]-[.P$16])^2" office:value-type="float" office:value="117.060431423541">
            <text:p>117,06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1]-[.$K$16])^2" office:value-type="float" office:value="4.22771949648221">
            <text:p>4,23</text:p>
          </table:table-cell>
          <table:table-cell table:formula="of:=([.L11]-[.$L$16])^2" office:value-type="float" office:value="14.0192694442183">
            <text:p>14,02</text:p>
          </table:table-cell>
          <table:table-cell table:formula="of:=([.M11]-[.M$16])^2" office:value-type="float" office:value="287.90116333958">
            <text:p>287,9</text:p>
          </table:table-cell>
          <table:table-cell table:formula="of:=([.N11]-[.N$16])^2" office:value-type="float" office:value="14.12671818761">
            <text:p>14,13</text:p>
          </table:table-cell>
          <table:table-cell table:formula="of:=([.K11]-[.O$16])^2" office:value-type="float" office:value="60.6798538943121">
            <text:p>60,68</text:p>
          </table:table-cell>
          <table:table-cell table:formula="of:=([.M11]-[.P$16])^2" office:value-type="float" office:value="347.532567208532">
            <text:p>347,53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2]-[.$K$16])^2" office:value-type="float" office:value="1708.03172386265">
            <text:p>1708,03</text:p>
          </table:table-cell>
          <table:table-cell table:formula="of:=([.L12]-[.$L$16])^2" office:value-type="float" office:value="43.4535715001262">
            <text:p>43,45</text:p>
          </table:table-cell>
          <table:table-cell table:formula="of:=([.M12]-[.M$16])^2" office:value-type="float" office:value="434.784832787371">
            <text:p>434,78</text:p>
          </table:table-cell>
          <table:table-cell table:formula="of:=([.N12]-[.N$16])^2" office:value-type="float" office:value="443.028425263354">
            <text:p>443,03</text:p>
          </table:table-cell>
          <table:table-cell table:formula="of:=([.K12]-[.O$16])^2" office:value-type="float" office:value="1266.98657500458">
            <text:p>1266,99</text:p>
          </table:table-cell>
          <table:table-cell table:formula="of:=([.M12]-[.P$16])^2" office:value-type="float" office:value="507.42381272021">
            <text:p>507,42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3]-[.$K$16])^2" office:value-type="float" office:value="5152.80012621186">
            <text:p>5152,8</text:p>
          </table:table-cell>
          <table:table-cell table:formula="of:=([.L13]-[.$L$16])^2" office:value-type="float" office:value="229.709862031177">
            <text:p>229,71</text:p>
          </table:table-cell>
          <table:table-cell table:formula="of:=([.M13]-[.M$16])^2" office:value-type="float" office:value="612.964679154347">
            <text:p>612,96</text:p>
          </table:table-cell>
          <table:table-cell table:formula="of:=([.N13]-[.N$16])^2" office:value-type="float" office:value="0.00228299160491847">
            <text:p>0</text:p>
          </table:table-cell>
          <table:table-cell table:formula="of:=([.K13]-[.O$16])^2" office:value-type="float" office:value="6008.82215749174">
            <text:p>6008,82</text:p>
          </table:table-cell>
          <table:table-cell table:formula="of:=([.M13]-[.P$16])^2" office:value-type="float" office:value="532.850216494821">
            <text:p>532,85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4]-[.$K$16])^2" office:value-type="float" office:value="992.810893788996">
            <text:p>992,81</text:p>
          </table:table-cell>
          <table:table-cell table:formula="of:=([.L14]-[.$L$16])^2" office:value-type="float" office:value="7.28509435791181">
            <text:p>7,29</text:p>
          </table:table-cell>
          <table:table-cell table:formula="of:=([.M14]-[.M$16])^2" office:value-type="float" office:value="3025.27928915283">
            <text:p>3025,28</text:p>
          </table:table-cell>
          <table:table-cell table:formula="of:=([.N14]-[.N$16])^2" office:value-type="float" office:value="44.4554336526144">
            <text:p>44,46</text:p>
          </table:table-cell>
          <table:table-cell table:formula="of:=([.K14]-[.O$16])^2" office:value-type="float" office:value="664.366928026385">
            <text:p>664,37</text:p>
          </table:table-cell>
          <table:table-cell table:formula="of:=([.M14]-[.P$16])^2" office:value-type="float" office:value="3212.29523102675">
            <text:p>3212,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5]-[.O$16])^2" office:value-type="float" office:value="1488.04707840462">
            <text:p>1488,05</text:p>
          </table:table-cell>
          <table:table-cell table:formula="of:=([.N5]-[.P$16])^2" office:value-type="float" office:value="1260.82979048454">
            <text:p>1260,8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6]-[.O$16])^2" office:value-type="float" office:value="2012.89449549497">
            <text:p>2012,89</text:p>
          </table:table-cell>
          <table:table-cell table:formula="of:=([.N6]-[.P$16])^2" office:value-type="float" office:value="92.932059349309">
            <text:p>92,9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7]-[.O$16])^2" office:value-type="float" office:value="82.8539229473629">
            <text:p>82,85</text:p>
          </table:table-cell>
          <table:table-cell table:formula="of:=([.N7]-[.P$16])^2" office:value-type="float" office:value="758.575822512287">
            <text:p>758,58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8]-[.O$16])^2" office:value-type="float" office:value="17.8438681742618">
            <text:p>17,84</text:p>
          </table:table-cell>
          <table:table-cell table:formula="of:=([.N8]-[.P$16])^2" office:value-type="float" office:value="92.932059349309">
            <text:p>92,9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9]-[.O$16])^2" office:value-type="float" office:value="259.783289108239">
            <text:p>259,78</text:p>
          </table:table-cell>
          <table:table-cell table:formula="of:=([.N9]-[.P$16])^2" office:value-type="float" office:value="171.555921643188">
            <text:p>171,56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0]-[.O$16])^2" office:value-type="float" office:value="104.032660371887">
            <text:p>104,03</text:p>
          </table:table-cell>
          <table:table-cell table:formula="of:=([.N10]-[.P$16])^2" office:value-type="float" office:value="92.932059349309">
            <text:p>92,9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1]-[.O$16])^2" office:value-type="float" office:value="3.95752963346446">
            <text:p>3,96</text:p>
          </table:table-cell>
          <table:table-cell table:formula="of:=([.N11]-[.P$16])^2" office:value-type="float" office:value="29.5188750698404">
            <text:p>29,52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2]-[.O$16])^2" office:value-type="float" office:value="151.918390702973">
            <text:p>151,92</text:p>
          </table:table-cell>
          <table:table-cell table:formula="of:=([.N12]-[.P$16])^2" office:value-type="float" office:value="375.338916637151">
            <text:p>375,34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3]-[.O$16])^2" office:value-type="float" office:value="436.382401559576">
            <text:p>436,38</text:p>
          </table:table-cell>
          <table:table-cell table:formula="of:=([.N13]-[.P$16])^2" office:value-type="float" office:value="2.64645945190679">
            <text:p>2,65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4]-[.O$16])^2" office:value-type="float" office:value="71.1100406855079">
            <text:p>71,11</text:p>
          </table:table-cell>
          <table:table-cell table:formula="of:=([.N14]-[.P$16])^2" office:value-type="float" office:value="24.9292093791271">
            <text:p>24,93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.11.2009</text:date>, <text:time>17:54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opp</meta:initial-creator>
    <meta:creation-date>2009-11-19T16:39:58</meta:creation-date>
    <dc:date>2009-11-19T17:54:34</dc:date>
    <dc:creator>michael kopp</dc:creator>
    <meta:editing-duration>PT01H14M41S</meta:editing-duration>
    <meta:editing-cycles>7</meta:editing-cycles>
    <meta:generator>OpenOffice.org/3.1$Unix OpenOffice.org_project/310m19$Build-9420</meta:generator>
    <meta:document-statistic meta:table-count="3" meta:cell-count="325" meta:object-count="0"/>
  </office:meta>
</office:document-meta>
</file>